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6167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34in" table:align="margins"/>
    </style:style>
    <style:style style:name="Table2.A" style:family="table-column">
      <style:table-column-properties style:column-width="2.234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46ed5" officeooo:paragraph-rsid="00046ed5"/>
    </style:style>
    <style:style style:name="P2" style:family="paragraph" style:parent-style-name="Standard">
      <style:paragraph-properties fo:text-align="center" style:justify-single-word="false"/>
      <style:text-properties officeooo:rsid="00046ed5" officeooo:paragraph-rsid="00046ed5"/>
    </style:style>
    <style:style style:name="P3" style:family="paragraph" style:parent-style-name="Standard">
      <style:text-properties officeooo:rsid="00046ed5" officeooo:paragraph-rsid="00073e8e"/>
    </style:style>
    <style:style style:name="P4" style:family="paragraph" style:parent-style-name="Standard" style:list-style-name="L1">
      <style:text-properties officeooo:rsid="00046ed5" officeooo:paragraph-rsid="00073e8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46ed5" officeooo:paragraph-rsid="00073e8e"/>
    </style:style>
    <style:style style:name="P6" style:family="paragraph" style:parent-style-name="Standard">
      <style:text-properties fo:font-size="15pt" fo:font-weight="bold" officeooo:rsid="00046ed5" officeooo:paragraph-rsid="00046ed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4pt" officeooo:rsid="00046ed5" officeooo:paragraph-rsid="00046ed5" style:font-size-asian="14pt" style:font-size-complex="14pt"/>
    </style:style>
    <style:style style:name="P8" style:family="paragraph" style:parent-style-name="Standard">
      <style:text-properties fo:font-size="14pt" fo:font-weight="bold" officeooo:rsid="00046ed5" officeooo:paragraph-rsid="00046ed5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4pt" fo:font-weight="bold" officeooo:rsid="00046ed5" officeooo:paragraph-rsid="00073e8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rsid="00046ed5" officeooo:paragraph-rsid="00046ed5" style:font-weight-asian="bold" style:font-weight-complex="bold"/>
    </style:style>
    <style:style style:name="P11" style:family="paragraph" style:parent-style-name="Standard">
      <style:text-properties fo:font-weight="bold" officeooo:rsid="00046ed5" officeooo:paragraph-rsid="00073e8e" style:font-weight-asian="bold" style:font-weight-complex="bold"/>
    </style:style>
    <style:style style:name="P12" style:family="paragraph" style:parent-style-name="Standard">
      <style:text-properties fo:font-size="13pt" fo:font-weight="bold" officeooo:rsid="00046ed5" officeooo:paragraph-rsid="00046ed5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46ed5" officeooo:paragraph-rsid="00056d50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officeooo:rsid="00046ed5" officeooo:paragraph-rsid="00056d50" style:font-size-asian="13pt" style:font-size-complex="13pt"/>
    </style:style>
    <style:style style:name="P15" style:family="paragraph" style:parent-style-name="Standard">
      <style:text-properties fo:font-size="13pt" officeooo:rsid="00046ed5" officeooo:paragraph-rsid="00073e8e" style:font-size-asian="13pt" style:font-size-complex="13pt"/>
    </style:style>
    <style:style style:name="P16" style:family="paragraph" style:parent-style-name="Standard">
      <style:text-properties officeooo:paragraph-rsid="00056d50"/>
    </style:style>
    <style:style style:name="P17" style:family="paragraph" style:parent-style-name="Table_20_Contents">
      <style:text-properties fo:font-size="13pt" style:font-size-asian="13pt" style:font-size-complex="13pt"/>
    </style:style>
    <style:style style:name="P18" style:family="paragraph" style:parent-style-name="Table_20_Contents">
      <style:text-properties fo:font-size="13pt" officeooo:rsid="00056d50" officeooo:paragraph-rsid="00056d50" style:font-size-asian="13pt" style:font-size-complex="13pt"/>
    </style:style>
    <style:style style:name="P19" style:family="paragraph" style:parent-style-name="Table_20_Contents">
      <style:text-properties fo:font-size="13pt" fo:font-weight="bold" officeooo:rsid="00056d50" officeooo:paragraph-rsid="00056d50" style:font-size-asian="13pt" style:font-weight-asian="bold" style:font-size-complex="13pt" style:font-weight-complex="bold"/>
    </style:style>
    <style:style style:name="P20" style:family="paragraph" style:parent-style-name="Table_20_Contents">
      <style:text-properties fo:font-size="13pt" fo:font-weight="bold" officeooo:rsid="00056d50" officeooo:paragraph-rsid="00073e8e" style:font-size-asian="13pt" style:font-weight-asian="bold" style:font-size-complex="13pt" style:font-weight-complex="bold"/>
    </style:style>
    <style:style style:name="P21" style:family="paragraph" style:parent-style-name="Table_20_Contents" style:list-style-name="L1">
      <style:text-properties fo:font-size="13pt" fo:font-weight="bold" officeooo:rsid="00056d50" officeooo:paragraph-rsid="00073e8e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color="#3399ff"/>
    </style:style>
    <style:style style:name="T5" style:family="text">
      <style:text-properties officeooo:rsid="00046ed5"/>
    </style:style>
    <style:style style:name="T6" style:family="text">
      <style:text-properties officeooo:rsid="00056d50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56d50" style:font-size-asian="13pt" style:font-size-complex="13pt"/>
    </style:style>
    <style:style style:name="T9" style:family="text">
      <style:text-properties fo:font-size="13pt" officeooo:rsid="00073e8e" style:font-size-asian="13pt" style:font-size-complex="13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056d50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073e8e" style:font-size-asian="13pt" style:font-weight-asian="bold" style:font-size-complex="13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08033f"/>
    </style:style>
    <style:style style:name="T16" style:family="text">
      <style:text-properties officeooo:rsid="000849be"/>
    </style:style>
    <style:style style:name="T17" style:family="text">
      <style:text-properties fo:color="#00cc00"/>
    </style:style>
    <style:style style:name="T18" style:family="text">
      <style:text-properties fo:color="#ff3333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3"/><text:span text:style-name="T2"><text:s/></text:span><text:span text:style-name="T3"><text:s text:c="3"/>CURRICULUM VITAE (CV)</text:span></text:p>
      <text:p text:style-name="P2"><text:span text:style-name="T2"/></text:p>
      <text:p text:style-name="P6">BIODATA:</text:p>
      <text:p text:style-name="P6"/>
      <text:p text:style-name="P8">Name <text:s/>: <text:s text:c="67"/>MUDAMBI RICHARD.</text:p>
      <text:p text:style-name="P8">Date of Birth <text:s/>: <text:s text:c="55"/>9. MAY. 1997.</text:p>
      <text:p text:style-name="P8">Gender <text:s/>: <text:s text:c="65"/>MALE. <text:s text:c="25"/></text:p>
      <text:p text:style-name="P8">Marital status <text:s text:c="2"/>: <text:s text:c="53"/>SINGLE.</text:p>
      <text:p text:style-name="P8">Religion <text:s text:c="2"/>: <text:s text:c="63"/>SEVENTHDAY ADVERTIST.</text:p>
      <text:p text:style-name="P8">Nationality <text:s text:c="3"/>: <text:s text:c="57"/>UGANDAN.</text:p>
      <text:p text:style-name="P8">District <text:s text:c="2"/>: <text:s text:c="64"/>MUKONO.</text:p>
      <text:p text:style-name="P8">Cell Phone <text:s text:c="2"/>: <text:s text:c="58"/>+256 755422369</text:p>
      <text:p text:style-name="P8">Email <text:s text:c="4"/>: <text:s text:c="64"/><text:span text:style-name="T18"><text:s/>mudarichards @gmail.com.</text:span></text:p>
      <text:p text:style-name="P8">Language <text:s text:c="3"/>: <text:s text:c="60"/>ENGLISH AND LUGANDA.</text:p>
      <text:p text:style-name="P1"/>
      <text:p text:style-name="P7"/>
      <text:p text:style-name="P12"><text:span text:style-name="T13">EDUCATIONAL BACKGROUND</text:span>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YEARS</text:p>
          </table:table-cell>
          <table:table-cell table:style-name="Table1.A1" office:value-type="string">
            <text:p text:style-name="P13">SCHOOL / INSTITUTION</text:p>
          </table:table-cell>
          <table:table-cell table:style-name="Table1.C1" office:value-type="string">
            <text:p text:style-name="P13"><text:s/>QUALIFICTIONS</text:p>
          </table:table-cell>
        </table:table-row>
        <table:table-row>
          <table:table-cell table:style-name="Table1.A2" office:value-type="string">
            <text:p text:style-name="P18">2015 -2016 <text:span text:style-name="T16">May.</text:span></text:p>
          </table:table-cell>
          <table:table-cell table:style-name="Table1.A2" office:value-type="string">
            <text:p text:style-name="P18">AFRICAN INSTITUTION of Research and Development Studies KISUMU CITY CAMPUS .</text:p>
          </table:table-cell>
          <table:table-cell table:style-name="Table1.C2" office:value-type="string">
            <text:p text:style-name="P19">Certificate in networking.</text:p>
            <text:p text:style-name="P19"/>
            <text:p text:style-name="P19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9">Certificate in <text:s/>Computer Applications.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1.A2" office:value-type="string">
            <text:p text:style-name="P14"/>
            <text:p text:style-name="P14"><text:span text:style-name="T6">Dec </text:span>2017 - Up to Date </text:p>
          </table:table-cell>
          <table:table-cell table:style-name="Table1.A2" office:value-type="string">
            <text:p text:style-name="P14"/>
            <text:p text:style-name="P14">LAKEHUB / KISUMU.</text:p>
          </table:table-cell>
          <table:table-cell table:style-name="Table1.C2" office:value-type="string">
            <text:p text:style-name="P20"/>
            <text:p text:style-name="P20">PYTHON, <text:span text:style-name="T5">JAVASCRIPT, RUBBY, <text:s/>HTML5, and CSS, </text:span></text:p>
          </table:table-cell>
        </table:table-row>
        <table:table-row>
          <table:table-cell table:style-name="Table1.A2" office:value-type="string">
            <text:p text:style-name="P15"/>
            <text:p text:style-name="P15">2016 - 2017 </text:p>
          </table:table-cell>
          <table:table-cell table:style-name="Table1.A2" office:value-type="string">
            <text:p text:style-name="P15"/>
            <text:p text:style-name="P15">KOJJA S S S MUKONO .</text:p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5"/>
            <text:p text:style-name="P15">2012 - 2015 </text:p>
          </table:table-cell>
          <table:table-cell table:style-name="Table1.A2" office:value-type="string">
            <text:p text:style-name="P15"/>
            <text:p text:style-name="P15">KOJJA S S S MUKONO </text:p>
          </table:table-cell>
          <table:table-cell table:style-name="Table1.C2" office:value-type="string">
            <text:p text:style-name="P11"><text:span text:style-name="T7"/></text:p>
            <text:p text:style-name="P11"><text:span text:style-name="T7">UCE CERTIFICATE</text:span></text:p>
          </table:table-cell>
        </table:table-row>
        <table:table-row>
          <table:table-cell table:style-name="Table1.A2" office:value-type="string">
            <text:p text:style-name="P15"/>
            <text:p text:style-name="P15">2005 - 2011</text:p>
          </table:table-cell>
          <table:table-cell table:style-name="Table1.A2" office:value-type="string">
            <text:p text:style-name="P3"/>
            <text:p text:style-name="P3"><text:s/>KYETUME C/U PRIMARY</text:p>
            <text:p text:style-name="P15">SCHOOL MUKONO.</text:p>
          </table:table-cell>
          <table:table-cell table:style-name="Table1.C2" office:value-type="string">
            <text:p text:style-name="P11"><text:span text:style-name="T7"/></text:p>
            <text:p text:style-name="P11"><text:span text:style-name="T7"><text:s/>PLE CERTIFICATE</text:span></text:p>
          </table:table-cell>
        </table:table-row>
      </table:table>
      <text:p text:style-name="P12"/>
      <text:p text:style-name="P1"/>
      <text:p text:style-name="P1"><text:span text:style-name="T14">TECHNICAL QUALIFICATIONS</text:span>:</text:p>
      <text:p text:style-name="P1"/>
      <text:list xml:id="list8621413981977369072" text:style-name="L1">
        <text:list-item>
          <text:p text:style-name="P21">Certificate in networking.</text:p>
        </text:list-item>
        <text:list-item>
          <text:p text:style-name="P4"><text:span text:style-name="T1">Certificate in Computer Applications.</text:span></text:p>
          <text:p text:style-name="P5"><text:soft-page-break/><text:span text:style-name="T14">TECHNICAL SKILLS:</text:span></text:p>
          <text:p text:style-name="P9"/>
        </text:list-item>
      </text:list>
      <text:p text:style-name="P3"><text:span text:style-name="T1"><text:s text:c="3"/></text:span><text:span text:style-name="T11">PYTHON, </text:span><text:span text:style-name="T10">JAVASCRIPT, RUBBY, <text:s/>HTML5, and CSS, </text:span><text:span text:style-name="T12">basic</text:span><text:span text:style-name="T9">s</text:span></text:p>
      <text:p text:style-name="P3"><text:span text:style-name="T9"><text:s text:c="3"/></text:span><text:span text:style-name="T10">Computer Applications.</text:span></text:p>
      <text:p text:style-name="P11"><text:span text:style-name="T9"><text:s text:c="3"/>Networking</text:span></text:p>
      <text:p text:style-name="P10"/>
      <text:p text:style-name="P8"><text:s text:c="9"/>PERSONAL PROFILE :</text:p>
      <text:p text:style-name="P8"/>
      <text:p text:style-name="P10"><text:s/>Extra-ordinary, highly self-driven, motivated and disciplined person.</text:p>
      <text:p text:style-name="P10"><text:span text:style-name="T15"><text:s/>One </text:span>of higher integrity, morally upright and character.</text:p>
      <text:p text:style-name="P10"><text:span text:style-name="T15"><text:s/>W</text:span>ho needs group and to interact with them</text:p>
      <text:p text:style-name="P10"><text:s/>A person who likes technologies</text:p>
      <text:p text:style-name="P10"/>
      <text:p text:style-name="P8"><text:s text:c="9"/>PERSONAL SKILLS:</text:p>
      <text:p text:style-name="P10"><text:s/>Listening and communication skills</text:p>
      <text:p text:style-name="P10"><text:s/>Working relation Skills.</text:p>
      <text:p text:style-name="P10"/>
      <text:p text:style-name="P8"><text:s text:c="9"/>REFEREES;</text:p>
      <text:p text:style-name="P10"><text:span text:style-name="T16">1. </text:span>MR WAGOOLE MUSA +254 725696042</text:p>
      <text:p text:style-name="P10">Member at Lakehub From Kisumu</text:p>
      <text:p text:style-name="P10"/>
      <text:p text:style-name="P10"><text:span text:style-name="T16">2. </text:span>MR PETER OMONDI +254 763730736</text:p>
      <text:p text:style-name="P10">Member at Lakehub From Kisumu.</text:p>
      <text:p text:style-name="P10"/>
      <text:p text:style-name="P1">I<text:span text:style-name="T1"> <text:s/>MUDAMBI RICHARD,</text:span> I swear that the information given above is true and</text:p>
      <text:p text:style-name="P1">believ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07:38.875603552</meta:creation-date>
    <dc:date>2018-02-06T17:56:07.943863964</dc:date>
    <meta:editing-duration>PT16M33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2" meta:paragraph-count="55" meta:word-count="220" meta:character-count="2129" meta:non-whitespace-character-count="1241"/>
  </office:meta>
</office:document-meta>
</file>